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20.3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1" table:style-name="ta1">
        <table:shapes>
          <draw:frame draw:z-index="0" draw:style-name="gr1" draw:text-style-name="P1" svg:width="453.51pt" svg:height="255.09pt" svg:x="663.62pt" svg:y="54.23pt">
            <loext:p draw:notify-on-update-of-ranges="rtu1.A1:rtu1.A100 rtu1.I1:rtu1.I100 rtu1.A1:rtu1.A100 rtu1.K1:rtu1.K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4.72pt" svg:x="668.15pt" svg:y="402.89pt">
            <loext:p draw:notify-on-update-of-ranges="rtu1.A1:rtu1.A100 rtu1.G1:rtu1.G100 rtu1.A1:rtu1.A100 rtu1.L1:rtu1.L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float" office:value="3.00000788" calcext:value-type="float">
            <text:p>3.0000078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26585" calcext:value-type="float">
            <text:p>1.726585</text:p>
          </table:table-cell>
          <table:table-cell/>
          <table:table-cell office:value-type="float" office:value="8.632927" calcext:value-type="float">
            <text:p>8.6329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00000788" calcext:value-type="float">
            <text:p>6.0000078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45419" calcext:value-type="float">
            <text:p>1.545419</text:p>
          </table:table-cell>
          <table:table-cell/>
          <table:table-cell office:value-type="float" office:value="7.727093" calcext:value-type="float">
            <text:p>7.7270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00000788" calcext:value-type="float">
            <text:p>9.0000078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409037" calcext:value-type="float">
            <text:p>2.409037</text:p>
          </table:table-cell>
          <table:table-cell/>
          <table:table-cell office:value-type="float" office:value="12.045185" calcext:value-type="float">
            <text:p>12.04518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00000788" calcext:value-type="float">
            <text:p>12.0000078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39221" calcext:value-type="float">
            <text:p>2.339221</text:p>
          </table:table-cell>
          <table:table-cell/>
          <table:table-cell office:value-type="float" office:value="11.696107" calcext:value-type="float">
            <text:p>11.6961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00000788" calcext:value-type="float">
            <text:p>15.0000078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5099" calcext:value-type="float">
            <text:p>2.35099</text:p>
          </table:table-cell>
          <table:table-cell/>
          <table:table-cell office:value-type="float" office:value="11.754952" calcext:value-type="float">
            <text:p>11.7549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.00000788" calcext:value-type="float">
            <text:p>18.0000078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2843" calcext:value-type="float">
            <text:p>2.12843</text:p>
          </table:table-cell>
          <table:table-cell/>
          <table:table-cell office:value-type="float" office:value="10.642149" calcext:value-type="float">
            <text:p>10.6421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00000788" calcext:value-type="float">
            <text:p>21.0000078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37318" calcext:value-type="float">
            <text:p>2.137318</text:p>
          </table:table-cell>
          <table:table-cell/>
          <table:table-cell office:value-type="float" office:value="10.686588" calcext:value-type="float">
            <text:p>10.6865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.00000788" calcext:value-type="float">
            <text:p>24.0000078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4434" calcext:value-type="float">
            <text:p>2.04434</text:p>
          </table:table-cell>
          <table:table-cell/>
          <table:table-cell office:value-type="float" office:value="10.221702" calcext:value-type="float">
            <text:p>10.2217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.00000788" calcext:value-type="float">
            <text:p>27.0000078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99746" calcext:value-type="float">
            <text:p>2.099746</text:p>
          </table:table-cell>
          <table:table-cell/>
          <table:table-cell office:value-type="float" office:value="10.49873" calcext:value-type="float">
            <text:p>10.498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.00000788" calcext:value-type="float">
            <text:p>30.0000078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81659" calcext:value-type="float">
            <text:p>1.981659</text:p>
          </table:table-cell>
          <table:table-cell/>
          <table:table-cell office:value-type="float" office:value="9.908297" calcext:value-type="float">
            <text:p>9.9082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.00000788" calcext:value-type="float">
            <text:p>33.0000078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8385" calcext:value-type="float">
            <text:p>1.938385</text:p>
          </table:table-cell>
          <table:table-cell/>
          <table:table-cell office:value-type="float" office:value="9.691927" calcext:value-type="float">
            <text:p>9.6919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.00000788" calcext:value-type="float">
            <text:p>36.0000078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436217" calcext:value-type="float">
            <text:p>2.436217</text:p>
          </table:table-cell>
          <table:table-cell/>
          <table:table-cell office:value-type="float" office:value="12.181085" calcext:value-type="float">
            <text:p>12.18108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.00000788" calcext:value-type="float">
            <text:p>39.0000078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631559" calcext:value-type="float">
            <text:p>2.631559</text:p>
          </table:table-cell>
          <table:table-cell/>
          <table:table-cell office:value-type="float" office:value="13.157794" calcext:value-type="float">
            <text:p>13.1577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.00000788" calcext:value-type="float">
            <text:p>42.00000788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3057" calcext:value-type="float">
            <text:p>1.933057</text:p>
          </table:table-cell>
          <table:table-cell/>
          <table:table-cell office:value-type="float" office:value="9.665286" calcext:value-type="float">
            <text:p>9.6652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.00000788" calcext:value-type="float">
            <text:p>45.0000078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86554" calcext:value-type="float">
            <text:p>1.786554</text:p>
          </table:table-cell>
          <table:table-cell/>
          <table:table-cell office:value-type="float" office:value="8.932772" calcext:value-type="float">
            <text:p>8.9327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.00000788" calcext:value-type="float">
            <text:p>48.0000078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48355" calcext:value-type="float">
            <text:p>1.848355</text:p>
          </table:table-cell>
          <table:table-cell/>
          <table:table-cell office:value-type="float" office:value="9.241775" calcext:value-type="float">
            <text:p>9.2417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.00000788" calcext:value-type="float">
            <text:p>51.00000788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36893" calcext:value-type="float">
            <text:p>1.436893</text:p>
          </table:table-cell>
          <table:table-cell/>
          <table:table-cell office:value-type="float" office:value="7.184466" calcext:value-type="float">
            <text:p>7.18446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.00000788" calcext:value-type="float">
            <text:p>54.0000078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01214" calcext:value-type="float">
            <text:p>2.301214</text:p>
          </table:table-cell>
          <table:table-cell/>
          <table:table-cell office:value-type="float" office:value="11.506069" calcext:value-type="float">
            <text:p>11.5060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.00000788" calcext:value-type="float">
            <text:p>57.00000788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22598" calcext:value-type="float">
            <text:p>1.822598</text:p>
          </table:table-cell>
          <table:table-cell/>
          <table:table-cell office:value-type="float" office:value="9.112992" calcext:value-type="float">
            <text:p>9.1129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.00000788" calcext:value-type="float">
            <text:p>60.0000078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87229" calcext:value-type="float">
            <text:p>6.18722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.00000788" calcext:value-type="float">
            <text:p>63.00000788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96112" calcext:value-type="float">
            <text:p>6.196112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.00000788" calcext:value-type="float">
            <text:p>66.0000078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51977" calcext:value-type="float">
            <text:p>5.851977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.00000788" calcext:value-type="float">
            <text:p>69.00000788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89115" calcext:value-type="float">
            <text:p>5.88911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.00000788" calcext:value-type="float">
            <text:p>72.0000078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84018" calcext:value-type="float">
            <text:p>6.08401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.00000788" calcext:value-type="float">
            <text:p>75.00000788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8766" calcext:value-type="float">
            <text:p>6.0876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.00000788" calcext:value-type="float">
            <text:p>78.0000078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2976" calcext:value-type="float">
            <text:p>5.9297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.00000788" calcext:value-type="float">
            <text:p>81.00000788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10693" calcext:value-type="float">
            <text:p>6.010693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.00000788" calcext:value-type="float">
            <text:p>84.00000788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51387" calcext:value-type="float">
            <text:p>6.151387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.00000788" calcext:value-type="float">
            <text:p>87.00000788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11948" calcext:value-type="float">
            <text:p>5.91194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.00000788" calcext:value-type="float">
            <text:p>90.00000788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44245" calcext:value-type="float">
            <text:p>6.14424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.00000788" calcext:value-type="float">
            <text:p>93.00000788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99812" calcext:value-type="float">
            <text:p>5.899812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.00000788" calcext:value-type="float">
            <text:p>96.0000078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259888" calcext:value-type="float">
            <text:p>6.25988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.00000788" calcext:value-type="float">
            <text:p>99.00000788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368186" calcext:value-type="float">
            <text:p>6.36818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.00000788" calcext:value-type="float">
            <text:p>102.0000078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729546" calcext:value-type="float">
            <text:p>5.72954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.00000788" calcext:value-type="float">
            <text:p>105.00000788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68471" calcext:value-type="float">
            <text:p>6.068471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.00000788" calcext:value-type="float">
            <text:p>108.0000078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22245" calcext:value-type="float">
            <text:p>6.2224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.00000788" calcext:value-type="float">
            <text:p>111.00000788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398" calcext:value-type="float">
            <text:p>5.939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.00000788" calcext:value-type="float">
            <text:p>114.00000788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784479" calcext:value-type="float">
            <text:p>5.78447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.00000788" calcext:value-type="float">
            <text:p>117.00000788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96808" calcext:value-type="float">
            <text:p>5.89680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.00000788" calcext:value-type="float">
            <text:p>120.0000078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72884" calcext:value-type="float">
            <text:p>6.072884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.0000158" calcext:value-type="float">
            <text:p>123.0000158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17386" calcext:value-type="float">
            <text:p>5.81738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.00000788" calcext:value-type="float">
            <text:p>126.00000788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59805" calcext:value-type="float">
            <text:p>6.05980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.00000788" calcext:value-type="float">
            <text:p>129.00000788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795088" calcext:value-type="float">
            <text:p>5.79508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.00000788" calcext:value-type="float">
            <text:p>132.00000788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34792" calcext:value-type="float">
            <text:p>5.934792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.00000788" calcext:value-type="float">
            <text:p>135.00000788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3542" calcext:value-type="float">
            <text:p>6.13542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.00000788" calcext:value-type="float">
            <text:p>138.0000078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98485" calcext:value-type="float">
            <text:p>5.9984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.00000788" calcext:value-type="float">
            <text:p>141.00000788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651978" calcext:value-type="float">
            <text:p>5.65197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.00000788" calcext:value-type="float">
            <text:p>144.00000788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27175" calcext:value-type="float">
            <text:p>6.12717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.00000788" calcext:value-type="float">
            <text:p>147.00000788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9131" calcext:value-type="float">
            <text:p>6.09131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.00000788" calcext:value-type="float">
            <text:p>150.0000078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25529" calcext:value-type="float">
            <text:p>6.2552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.00000788" calcext:value-type="float">
            <text:p>153.00000788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06669" calcext:value-type="float">
            <text:p>5.90666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.00000788" calcext:value-type="float">
            <text:p>156.00000788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00037" calcext:value-type="float">
            <text:p>6.000037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.00000788" calcext:value-type="float">
            <text:p>159.00000788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66557" calcext:value-type="float">
            <text:p>6.166557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.00000788" calcext:value-type="float">
            <text:p>162.00000788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22872" calcext:value-type="float">
            <text:p>6.022872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.00000788" calcext:value-type="float">
            <text:p>165.00000788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95749" calcext:value-type="float">
            <text:p>5.99574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.00000788" calcext:value-type="float">
            <text:p>168.00000788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725264" calcext:value-type="float">
            <text:p>5.725264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.00000788" calcext:value-type="float">
            <text:p>171.00000788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08793" calcext:value-type="float">
            <text:p>5.908793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.00000788" calcext:value-type="float">
            <text:p>174.00000788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316826" calcext:value-type="float">
            <text:p>6.31682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.00000788" calcext:value-type="float">
            <text:p>177.00000788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40476" calcext:value-type="float">
            <text:p>6.04047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.00000788" calcext:value-type="float">
            <text:p>180.0000078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2641" calcext:value-type="float">
            <text:p>6.12641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.00000788" calcext:value-type="float">
            <text:p>183.0000078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04219" calcext:value-type="float">
            <text:p>5.80421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.00000788" calcext:value-type="float">
            <text:p>186.00000788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1116" calcext:value-type="float">
            <text:p>6.0111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.00000788" calcext:value-type="float">
            <text:p>189.00000788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61342" calcext:value-type="float">
            <text:p>5.961342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.00000788" calcext:value-type="float">
            <text:p>192.00000788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209218" calcext:value-type="float">
            <text:p>6.20921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.00000788" calcext:value-type="float">
            <text:p>195.00000788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63348" calcext:value-type="float">
            <text:p>6.06334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.00000788" calcext:value-type="float">
            <text:p>198.0000078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96764" calcext:value-type="float">
            <text:p>6.096764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.00000788" calcext:value-type="float">
            <text:p>201.00000788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10686" calcext:value-type="float">
            <text:p>5.91068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.00000788" calcext:value-type="float">
            <text:p>204.00000788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41659" calcext:value-type="float">
            <text:p>6.04165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.00000788" calcext:value-type="float">
            <text:p>207.00000788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253184" calcext:value-type="float">
            <text:p>6.253184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.00000788" calcext:value-type="float">
            <text:p>210.00000788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80329" calcext:value-type="float">
            <text:p>5.98032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.00000788" calcext:value-type="float">
            <text:p>213.00000788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348069" calcext:value-type="float">
            <text:p>6.34806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.00000788" calcext:value-type="float">
            <text:p>216.00000788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24558" calcext:value-type="float">
            <text:p>6.02455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.00000788" calcext:value-type="float">
            <text:p>219.00000788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24188" calcext:value-type="float">
            <text:p>6.2418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.00000788" calcext:value-type="float">
            <text:p>222.00000788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73943" calcext:value-type="float">
            <text:p>6.073943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.00000788" calcext:value-type="float">
            <text:p>225.00000788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3673" calcext:value-type="float">
            <text:p>6.13673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.00000788" calcext:value-type="float">
            <text:p>228.00000788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32769" calcext:value-type="float">
            <text:p>6.03276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.00000788" calcext:value-type="float">
            <text:p>231.00000788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636601" calcext:value-type="float">
            <text:p>5.636601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.00000788" calcext:value-type="float">
            <text:p>234.00000788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544599" calcext:value-type="float">
            <text:p>5.54459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.00000788" calcext:value-type="float">
            <text:p>237.00000788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59746" calcext:value-type="float">
            <text:p>5.95974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0.00000788" calcext:value-type="float">
            <text:p>240.00000788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26748" calcext:value-type="float">
            <text:p>5.82674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.00000788" calcext:value-type="float">
            <text:p>243.00000788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85213" calcext:value-type="float">
            <text:p>5.885213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.0000158" calcext:value-type="float">
            <text:p>246.0000158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36353" calcext:value-type="float">
            <text:p>6.036353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.00000788" calcext:value-type="float">
            <text:p>249.00000788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2534" calcext:value-type="float">
            <text:p>5.92534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.00000788" calcext:value-type="float">
            <text:p>252.00000788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09054" calcext:value-type="float">
            <text:p>5.809054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.00000788" calcext:value-type="float">
            <text:p>255.00000788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63621" calcext:value-type="float">
            <text:p>6.063621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.00000788" calcext:value-type="float">
            <text:p>258.00000788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60373" calcext:value-type="float">
            <text:p>5.860373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.00000788" calcext:value-type="float">
            <text:p>261.00000788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425" calcext:value-type="float">
            <text:p>5.842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.00000788" calcext:value-type="float">
            <text:p>264.00000788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84177" calcext:value-type="float">
            <text:p>5.884177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7.00000788" calcext:value-type="float">
            <text:p>267.00000788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88635" calcext:value-type="float">
            <text:p>5.98863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.00000788" calcext:value-type="float">
            <text:p>270.00000788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80212" calcext:value-type="float">
            <text:p>6.180212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.00000788" calcext:value-type="float">
            <text:p>273.00000788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79785" calcext:value-type="float">
            <text:p>6.1797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.00000788" calcext:value-type="float">
            <text:p>276.00000788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229518" calcext:value-type="float">
            <text:p>6.229518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.00000788" calcext:value-type="float">
            <text:p>279.00000788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54873" calcext:value-type="float">
            <text:p>6.054873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2.00000788" calcext:value-type="float">
            <text:p>282.00000788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35041" calcext:value-type="float">
            <text:p>5.835041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.00000788" calcext:value-type="float">
            <text:p>285.00000788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638539" calcext:value-type="float">
            <text:p>5.638539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.00000788" calcext:value-type="float">
            <text:p>288.00000788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075655" calcext:value-type="float">
            <text:p>6.07565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.00000788" calcext:value-type="float">
            <text:p>291.00000788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04185" calcext:value-type="float">
            <text:p>5.904185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.00000788" calcext:value-type="float">
            <text:p>294.00000788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6.130381" calcext:value-type="float">
            <text:p>6.130381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.00000788" calcext:value-type="float">
            <text:p>297.00000788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48746" calcext:value-type="float">
            <text:p>5.94874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.00000788" calcext:value-type="float">
            <text:p>300.00000788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942106" calcext:value-type="float">
            <text:p>5.942106</text:p>
          </table:table-cell>
          <table:table-cell/>
          <table:table-cell office:value-type="float" office:value="10.323833" calcext:value-type="float">
            <text:p>10.3238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53:54.026875636</dc:date>
    <meta:editing-duration>PT3M3S</meta:editing-duration>
    <meta:editing-cycles>3</meta:editing-cycles>
    <meta:generator>LibreOffice/5.1.4.2$Linux_X86_64 LibreOffice_project/10m0$Build-2</meta:generator>
    <meta:document-statistic meta:table-count="1" meta:cell-count="7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4cm" svg:y="0.315cm" chart:style-name="ch2">
          <text:p>Total energy generation</text:p>
        </chart:title>
        <chart:subtitle svg:x="6.372cm" svg:y="1.286cm" chart:style-name="ch3">
          <text:p>RTU1-hidden alert</text:p>
        </chart:subtitle>
        <chart:legend chart:legend-position="end" svg:x="13.114cm" svg:y="3.925cm" style:legend-expansion="high" chart:style-name="ch4"/>
        <chart:plot-area chart:style-name="ch5" table:cell-range-address="rtu1.A1:rtu1.A100 rtu1.I1:rtu1.I100 rtu1.K1:rtu1.K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1.I1:rtu1.I100" loext:label-string="sum" chart:class="chart:scatter">
            <chart:domain table:cell-range-address="rtu1.A1:rtu1.A100"/>
            <chart:data-point chart:repeated="100"/>
          </chart:series>
          <chart:series chart:style-name="ch9" chart:values-cell-range-address="rtu1.K1:rtu1.K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788">
                <text:p>3.00000788</text:p>
                <draw:g>
                  <svg:desc>rtu1.A1:rtu1.A100</svg:desc>
                </draw:g>
              </table:table-cell>
              <table:table-cell office:value-type="float" office:value="8.632927">
                <text:p>8.632927</text:p>
                <draw:g>
                  <svg:desc>rtu1.I1:rtu1.I100</svg:desc>
                </draw:g>
              </table:table-cell>
              <table:table-cell office:value-type="float" office:value="25">
                <text:p>25</text:p>
                <draw:g>
                  <svg:desc>rtu1.K1:rtu1.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788">
                <text:p>6.00000788</text:p>
              </table:table-cell>
              <table:table-cell office:value-type="float" office:value="7.727093">
                <text:p>7.7270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788">
                <text:p>9.00000788</text:p>
              </table:table-cell>
              <table:table-cell office:value-type="float" office:value="12.045185">
                <text:p>12.0451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788">
                <text:p>12.00000788</text:p>
              </table:table-cell>
              <table:table-cell office:value-type="float" office:value="11.696107">
                <text:p>11.696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788">
                <text:p>15.00000788</text:p>
              </table:table-cell>
              <table:table-cell office:value-type="float" office:value="11.754952">
                <text:p>11.7549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788">
                <text:p>18.00000788</text:p>
              </table:table-cell>
              <table:table-cell office:value-type="float" office:value="10.642149">
                <text:p>10.6421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788">
                <text:p>21.00000788</text:p>
              </table:table-cell>
              <table:table-cell office:value-type="float" office:value="10.686588">
                <text:p>10.6865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788">
                <text:p>24.00000788</text:p>
              </table:table-cell>
              <table:table-cell office:value-type="float" office:value="10.221702">
                <text:p>10.2217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788">
                <text:p>27.00000788</text:p>
              </table:table-cell>
              <table:table-cell office:value-type="float" office:value="10.49873">
                <text:p>10.498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788">
                <text:p>30.00000788</text:p>
              </table:table-cell>
              <table:table-cell office:value-type="float" office:value="9.908297">
                <text:p>9.9082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788">
                <text:p>33.00000788</text:p>
              </table:table-cell>
              <table:table-cell office:value-type="float" office:value="9.691927">
                <text:p>9.691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788">
                <text:p>36.00000788</text:p>
              </table:table-cell>
              <table:table-cell office:value-type="float" office:value="12.181085">
                <text:p>12.181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788">
                <text:p>39.00000788</text:p>
              </table:table-cell>
              <table:table-cell office:value-type="float" office:value="13.157794">
                <text:p>13.1577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788">
                <text:p>42.00000788</text:p>
              </table:table-cell>
              <table:table-cell office:value-type="float" office:value="9.665286">
                <text:p>9.6652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788">
                <text:p>45.00000788</text:p>
              </table:table-cell>
              <table:table-cell office:value-type="float" office:value="8.932772">
                <text:p>8.9327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788">
                <text:p>48.00000788</text:p>
              </table:table-cell>
              <table:table-cell office:value-type="float" office:value="9.241775">
                <text:p>9.2417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788">
                <text:p>51.00000788</text:p>
              </table:table-cell>
              <table:table-cell office:value-type="float" office:value="7.184466">
                <text:p>7.1844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788">
                <text:p>54.00000788</text:p>
              </table:table-cell>
              <table:table-cell office:value-type="float" office:value="11.506069">
                <text:p>11.5060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788">
                <text:p>57.00000788</text:p>
              </table:table-cell>
              <table:table-cell office:value-type="float" office:value="9.112992">
                <text:p>9.1129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788">
                <text:p>6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788">
                <text:p>6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788">
                <text:p>6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788">
                <text:p>6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788">
                <text:p>7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788">
                <text:p>7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788">
                <text:p>7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788">
                <text:p>8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788">
                <text:p>8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788">
                <text:p>8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788">
                <text:p>9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788">
                <text:p>9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788">
                <text:p>9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788">
                <text:p>9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788">
                <text:p>10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788">
                <text:p>10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788">
                <text:p>10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788">
                <text:p>11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788">
                <text:p>11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788">
                <text:p>11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788">
                <text:p>12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158">
                <text:p>123.000015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788">
                <text:p>12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788">
                <text:p>12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788">
                <text:p>13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788">
                <text:p>13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788">
                <text:p>13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788">
                <text:p>14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788">
                <text:p>14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788">
                <text:p>14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788">
                <text:p>15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788">
                <text:p>15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788">
                <text:p>15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788">
                <text:p>15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788">
                <text:p>16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788">
                <text:p>16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788">
                <text:p>16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788">
                <text:p>17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788">
                <text:p>17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788">
                <text:p>17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788">
                <text:p>18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788">
                <text:p>18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788">
                <text:p>18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788">
                <text:p>18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788">
                <text:p>19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788">
                <text:p>19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788">
                <text:p>19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788">
                <text:p>20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788">
                <text:p>20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788">
                <text:p>20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788">
                <text:p>21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788">
                <text:p>21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788">
                <text:p>21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788">
                <text:p>21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788">
                <text:p>22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788">
                <text:p>22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788">
                <text:p>22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788">
                <text:p>23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788">
                <text:p>23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788">
                <text:p>23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788">
                <text:p>24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788">
                <text:p>24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158">
                <text:p>246.000015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788">
                <text:p>24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788">
                <text:p>25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788">
                <text:p>25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788">
                <text:p>25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788">
                <text:p>26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788">
                <text:p>26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788">
                <text:p>26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788">
                <text:p>27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788">
                <text:p>273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788">
                <text:p>276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788">
                <text:p>279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788">
                <text:p>282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788">
                <text:p>285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788">
                <text:p>288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788">
                <text:p>291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788">
                <text:p>294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788">
                <text:p>297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788">
                <text:p>300.00000788</text:p>
              </table:table-cell>
              <table:table-cell office:value-type="float" office:value="10.323833">
                <text:p>10.323833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87cm" xlink:href=".." xlink:type="simple" chart:class="chart:scatter" chart:style-name="ch1">
        <chart:title svg:x="5.707cm" svg:y="0.314cm" chart:style-name="ch2">
          <text:p>Avg energy generation</text:p>
        </chart:title>
        <chart:subtitle svg:x="3.982cm" svg:y="1.284cm" chart:style-name="ch3">
          <text:p>RTU1-hidden alert (detectable if not changed)</text:p>
        </chart:subtitle>
        <chart:legend chart:legend-position="end" svg:x="13.11cm" svg:y="3.918cm" style:legend-expansion="high" chart:style-name="ch4"/>
        <chart:plot-area chart:style-name="ch5" table:cell-range-address="rtu1.A1:rtu1.A100 rtu1.G1:rtu1.G100 rtu1.L1:rtu1.L100" chart:data-source-has-labels="row" svg:x="0.319cm" svg:y="2.15cm" svg:width="12.472cm" svg:height="6.658cm">
          <chartooo:coordinate-region svg:x="0.782cm" svg:y="2.363cm" svg:width="11.69cm" svg:height="5.77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1.G1:rtu1.G100" loext:label-string="avg" chart:class="chart:scatter">
            <chart:domain table:cell-range-address="rtu1.A1:rtu1.A100"/>
            <chart:data-point chart:repeated="100"/>
          </chart:series>
          <chart:series chart:style-name="ch9" chart:values-cell-range-address="rtu1.L1:rtu1.L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788">
                <text:p>3.00000788</text:p>
                <draw:g>
                  <svg:desc>rtu1.A1:rtu1.A100</svg:desc>
                </draw:g>
              </table:table-cell>
              <table:table-cell office:value-type="float" office:value="1.726585">
                <text:p>1.726585</text:p>
                <draw:g>
                  <svg:desc>rtu1.G1:rtu1.G100</svg:desc>
                </draw:g>
              </table:table-cell>
              <table:table-cell office:value-type="float" office:value="5">
                <text:p>5</text:p>
                <draw:g>
                  <svg:desc>rtu1.L1:rtu1.L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788">
                <text:p>6.00000788</text:p>
              </table:table-cell>
              <table:table-cell office:value-type="float" office:value="1.545419">
                <text:p>1.545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788">
                <text:p>9.00000788</text:p>
              </table:table-cell>
              <table:table-cell office:value-type="float" office:value="2.409037">
                <text:p>2.409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788">
                <text:p>12.00000788</text:p>
              </table:table-cell>
              <table:table-cell office:value-type="float" office:value="2.339221">
                <text:p>2.339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788">
                <text:p>15.00000788</text:p>
              </table:table-cell>
              <table:table-cell office:value-type="float" office:value="2.35099">
                <text:p>2.350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788">
                <text:p>18.00000788</text:p>
              </table:table-cell>
              <table:table-cell office:value-type="float" office:value="2.12843">
                <text:p>2.128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788">
                <text:p>21.00000788</text:p>
              </table:table-cell>
              <table:table-cell office:value-type="float" office:value="2.137318">
                <text:p>2.137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788">
                <text:p>24.00000788</text:p>
              </table:table-cell>
              <table:table-cell office:value-type="float" office:value="2.04434">
                <text:p>2.04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788">
                <text:p>27.00000788</text:p>
              </table:table-cell>
              <table:table-cell office:value-type="float" office:value="2.099746">
                <text:p>2.099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788">
                <text:p>30.00000788</text:p>
              </table:table-cell>
              <table:table-cell office:value-type="float" office:value="1.981659">
                <text:p>1.981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788">
                <text:p>33.00000788</text:p>
              </table:table-cell>
              <table:table-cell office:value-type="float" office:value="1.938385">
                <text:p>1.938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788">
                <text:p>36.00000788</text:p>
              </table:table-cell>
              <table:table-cell office:value-type="float" office:value="2.436217">
                <text:p>2.436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788">
                <text:p>39.00000788</text:p>
              </table:table-cell>
              <table:table-cell office:value-type="float" office:value="2.631559">
                <text:p>2.631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788">
                <text:p>42.00000788</text:p>
              </table:table-cell>
              <table:table-cell office:value-type="float" office:value="1.933057">
                <text:p>1.9330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788">
                <text:p>45.00000788</text:p>
              </table:table-cell>
              <table:table-cell office:value-type="float" office:value="1.786554">
                <text:p>1.7865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788">
                <text:p>48.00000788</text:p>
              </table:table-cell>
              <table:table-cell office:value-type="float" office:value="1.848355">
                <text:p>1.848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788">
                <text:p>51.00000788</text:p>
              </table:table-cell>
              <table:table-cell office:value-type="float" office:value="1.436893">
                <text:p>1.4368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788">
                <text:p>54.00000788</text:p>
              </table:table-cell>
              <table:table-cell office:value-type="float" office:value="2.301214">
                <text:p>2.301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788">
                <text:p>57.00000788</text:p>
              </table:table-cell>
              <table:table-cell office:value-type="float" office:value="1.822598">
                <text:p>1.822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788">
                <text:p>60.00000788</text:p>
              </table:table-cell>
              <table:table-cell office:value-type="float" office:value="6.187229">
                <text:p>6.187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788">
                <text:p>63.00000788</text:p>
              </table:table-cell>
              <table:table-cell office:value-type="float" office:value="6.196112">
                <text:p>6.196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788">
                <text:p>66.00000788</text:p>
              </table:table-cell>
              <table:table-cell office:value-type="float" office:value="5.851977">
                <text:p>5.8519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788">
                <text:p>69.00000788</text:p>
              </table:table-cell>
              <table:table-cell office:value-type="float" office:value="5.889115">
                <text:p>5.889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788">
                <text:p>72.00000788</text:p>
              </table:table-cell>
              <table:table-cell office:value-type="float" office:value="6.084018">
                <text:p>6.084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788">
                <text:p>75.00000788</text:p>
              </table:table-cell>
              <table:table-cell office:value-type="float" office:value="6.08766">
                <text:p>6.08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788">
                <text:p>78.00000788</text:p>
              </table:table-cell>
              <table:table-cell office:value-type="float" office:value="5.92976">
                <text:p>5.929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788">
                <text:p>81.00000788</text:p>
              </table:table-cell>
              <table:table-cell office:value-type="float" office:value="6.010693">
                <text:p>6.0106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788">
                <text:p>84.00000788</text:p>
              </table:table-cell>
              <table:table-cell office:value-type="float" office:value="6.151387">
                <text:p>6.151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788">
                <text:p>87.00000788</text:p>
              </table:table-cell>
              <table:table-cell office:value-type="float" office:value="5.911948">
                <text:p>5.911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788">
                <text:p>90.00000788</text:p>
              </table:table-cell>
              <table:table-cell office:value-type="float" office:value="6.144245">
                <text:p>6.144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788">
                <text:p>93.00000788</text:p>
              </table:table-cell>
              <table:table-cell office:value-type="float" office:value="5.899812">
                <text:p>5.8998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788">
                <text:p>96.00000788</text:p>
              </table:table-cell>
              <table:table-cell office:value-type="float" office:value="6.259888">
                <text:p>6.2598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788">
                <text:p>99.00000788</text:p>
              </table:table-cell>
              <table:table-cell office:value-type="float" office:value="6.368186">
                <text:p>6.368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788">
                <text:p>102.00000788</text:p>
              </table:table-cell>
              <table:table-cell office:value-type="float" office:value="5.729546">
                <text:p>5.729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788">
                <text:p>105.00000788</text:p>
              </table:table-cell>
              <table:table-cell office:value-type="float" office:value="6.068471">
                <text:p>6.068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788">
                <text:p>108.00000788</text:p>
              </table:table-cell>
              <table:table-cell office:value-type="float" office:value="6.22245">
                <text:p>6.22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788">
                <text:p>111.00000788</text:p>
              </table:table-cell>
              <table:table-cell office:value-type="float" office:value="5.9398">
                <text:p>5.9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788">
                <text:p>114.00000788</text:p>
              </table:table-cell>
              <table:table-cell office:value-type="float" office:value="5.784479">
                <text:p>5.784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788">
                <text:p>117.00000788</text:p>
              </table:table-cell>
              <table:table-cell office:value-type="float" office:value="5.896808">
                <text:p>5.8968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788">
                <text:p>120.00000788</text:p>
              </table:table-cell>
              <table:table-cell office:value-type="float" office:value="6.072884">
                <text:p>6.0728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158">
                <text:p>123.0000158</text:p>
              </table:table-cell>
              <table:table-cell office:value-type="float" office:value="5.817386">
                <text:p>5.817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788">
                <text:p>126.00000788</text:p>
              </table:table-cell>
              <table:table-cell office:value-type="float" office:value="6.059805">
                <text:p>6.0598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788">
                <text:p>129.00000788</text:p>
              </table:table-cell>
              <table:table-cell office:value-type="float" office:value="5.795088">
                <text:p>5.7950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788">
                <text:p>132.00000788</text:p>
              </table:table-cell>
              <table:table-cell office:value-type="float" office:value="5.934792">
                <text:p>5.9347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788">
                <text:p>135.00000788</text:p>
              </table:table-cell>
              <table:table-cell office:value-type="float" office:value="6.13542">
                <text:p>6.13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788">
                <text:p>138.00000788</text:p>
              </table:table-cell>
              <table:table-cell office:value-type="float" office:value="5.998485">
                <text:p>5.998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788">
                <text:p>141.00000788</text:p>
              </table:table-cell>
              <table:table-cell office:value-type="float" office:value="5.651978">
                <text:p>5.6519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788">
                <text:p>144.00000788</text:p>
              </table:table-cell>
              <table:table-cell office:value-type="float" office:value="6.127175">
                <text:p>6.127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788">
                <text:p>147.00000788</text:p>
              </table:table-cell>
              <table:table-cell office:value-type="float" office:value="6.09131">
                <text:p>6.09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788">
                <text:p>150.00000788</text:p>
              </table:table-cell>
              <table:table-cell office:value-type="float" office:value="6.25529">
                <text:p>6.255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788">
                <text:p>153.00000788</text:p>
              </table:table-cell>
              <table:table-cell office:value-type="float" office:value="5.906669">
                <text:p>5.9066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788">
                <text:p>156.00000788</text:p>
              </table:table-cell>
              <table:table-cell office:value-type="float" office:value="6.000037">
                <text:p>6.000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788">
                <text:p>159.00000788</text:p>
              </table:table-cell>
              <table:table-cell office:value-type="float" office:value="6.166557">
                <text:p>6.1665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788">
                <text:p>162.00000788</text:p>
              </table:table-cell>
              <table:table-cell office:value-type="float" office:value="6.022872">
                <text:p>6.022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788">
                <text:p>165.00000788</text:p>
              </table:table-cell>
              <table:table-cell office:value-type="float" office:value="5.995749">
                <text:p>5.995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788">
                <text:p>168.00000788</text:p>
              </table:table-cell>
              <table:table-cell office:value-type="float" office:value="5.725264">
                <text:p>5.7252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788">
                <text:p>171.00000788</text:p>
              </table:table-cell>
              <table:table-cell office:value-type="float" office:value="5.908793">
                <text:p>5.908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788">
                <text:p>174.00000788</text:p>
              </table:table-cell>
              <table:table-cell office:value-type="float" office:value="6.316826">
                <text:p>6.3168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788">
                <text:p>177.00000788</text:p>
              </table:table-cell>
              <table:table-cell office:value-type="float" office:value="6.040476">
                <text:p>6.040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788">
                <text:p>180.00000788</text:p>
              </table:table-cell>
              <table:table-cell office:value-type="float" office:value="6.12641">
                <text:p>6.12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788">
                <text:p>183.00000788</text:p>
              </table:table-cell>
              <table:table-cell office:value-type="float" office:value="5.804219">
                <text:p>5.804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788">
                <text:p>186.00000788</text:p>
              </table:table-cell>
              <table:table-cell office:value-type="float" office:value="6.01116">
                <text:p>6.01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788">
                <text:p>189.00000788</text:p>
              </table:table-cell>
              <table:table-cell office:value-type="float" office:value="5.961342">
                <text:p>5.9613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788">
                <text:p>192.00000788</text:p>
              </table:table-cell>
              <table:table-cell office:value-type="float" office:value="6.209218">
                <text:p>6.209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788">
                <text:p>195.00000788</text:p>
              </table:table-cell>
              <table:table-cell office:value-type="float" office:value="6.063348">
                <text:p>6.063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788">
                <text:p>198.00000788</text:p>
              </table:table-cell>
              <table:table-cell office:value-type="float" office:value="6.096764">
                <text:p>6.0967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788">
                <text:p>201.00000788</text:p>
              </table:table-cell>
              <table:table-cell office:value-type="float" office:value="5.910686">
                <text:p>5.910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788">
                <text:p>204.00000788</text:p>
              </table:table-cell>
              <table:table-cell office:value-type="float" office:value="6.041659">
                <text:p>6.041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788">
                <text:p>207.00000788</text:p>
              </table:table-cell>
              <table:table-cell office:value-type="float" office:value="6.253184">
                <text:p>6.2531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788">
                <text:p>210.00000788</text:p>
              </table:table-cell>
              <table:table-cell office:value-type="float" office:value="5.980329">
                <text:p>5.980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788">
                <text:p>213.00000788</text:p>
              </table:table-cell>
              <table:table-cell office:value-type="float" office:value="6.348069">
                <text:p>6.3480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788">
                <text:p>216.00000788</text:p>
              </table:table-cell>
              <table:table-cell office:value-type="float" office:value="6.024558">
                <text:p>6.024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788">
                <text:p>219.00000788</text:p>
              </table:table-cell>
              <table:table-cell office:value-type="float" office:value="6.24188">
                <text:p>6.24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788">
                <text:p>222.00000788</text:p>
              </table:table-cell>
              <table:table-cell office:value-type="float" office:value="6.073943">
                <text:p>6.073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788">
                <text:p>225.00000788</text:p>
              </table:table-cell>
              <table:table-cell office:value-type="float" office:value="6.13673">
                <text:p>6.136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788">
                <text:p>228.00000788</text:p>
              </table:table-cell>
              <table:table-cell office:value-type="float" office:value="6.032769">
                <text:p>6.032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788">
                <text:p>231.00000788</text:p>
              </table:table-cell>
              <table:table-cell office:value-type="float" office:value="5.636601">
                <text:p>5.636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788">
                <text:p>234.00000788</text:p>
              </table:table-cell>
              <table:table-cell office:value-type="float" office:value="5.544599">
                <text:p>5.544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788">
                <text:p>237.00000788</text:p>
              </table:table-cell>
              <table:table-cell office:value-type="float" office:value="5.959746">
                <text:p>5.959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788">
                <text:p>240.00000788</text:p>
              </table:table-cell>
              <table:table-cell office:value-type="float" office:value="5.826748">
                <text:p>5.8267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788">
                <text:p>243.00000788</text:p>
              </table:table-cell>
              <table:table-cell office:value-type="float" office:value="5.885213">
                <text:p>5.8852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158">
                <text:p>246.0000158</text:p>
              </table:table-cell>
              <table:table-cell office:value-type="float" office:value="6.036353">
                <text:p>6.036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788">
                <text:p>249.00000788</text:p>
              </table:table-cell>
              <table:table-cell office:value-type="float" office:value="5.92534">
                <text:p>5.925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788">
                <text:p>252.00000788</text:p>
              </table:table-cell>
              <table:table-cell office:value-type="float" office:value="5.809054">
                <text:p>5.8090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788">
                <text:p>255.00000788</text:p>
              </table:table-cell>
              <table:table-cell office:value-type="float" office:value="6.063621">
                <text:p>6.0636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788">
                <text:p>258.00000788</text:p>
              </table:table-cell>
              <table:table-cell office:value-type="float" office:value="5.860373">
                <text:p>5.8603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788">
                <text:p>261.00000788</text:p>
              </table:table-cell>
              <table:table-cell office:value-type="float" office:value="5.8425">
                <text:p>5.8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788">
                <text:p>264.00000788</text:p>
              </table:table-cell>
              <table:table-cell office:value-type="float" office:value="5.884177">
                <text:p>5.884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788">
                <text:p>267.00000788</text:p>
              </table:table-cell>
              <table:table-cell office:value-type="float" office:value="5.988635">
                <text:p>5.9886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788">
                <text:p>270.00000788</text:p>
              </table:table-cell>
              <table:table-cell office:value-type="float" office:value="6.180212">
                <text:p>6.1802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788">
                <text:p>273.00000788</text:p>
              </table:table-cell>
              <table:table-cell office:value-type="float" office:value="6.179785">
                <text:p>6.179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788">
                <text:p>276.00000788</text:p>
              </table:table-cell>
              <table:table-cell office:value-type="float" office:value="6.229518">
                <text:p>6.2295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788">
                <text:p>279.00000788</text:p>
              </table:table-cell>
              <table:table-cell office:value-type="float" office:value="6.054873">
                <text:p>6.054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788">
                <text:p>282.00000788</text:p>
              </table:table-cell>
              <table:table-cell office:value-type="float" office:value="5.835041">
                <text:p>5.8350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788">
                <text:p>285.00000788</text:p>
              </table:table-cell>
              <table:table-cell office:value-type="float" office:value="5.638539">
                <text:p>5.638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788">
                <text:p>288.00000788</text:p>
              </table:table-cell>
              <table:table-cell office:value-type="float" office:value="6.075655">
                <text:p>6.075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788">
                <text:p>291.00000788</text:p>
              </table:table-cell>
              <table:table-cell office:value-type="float" office:value="5.904185">
                <text:p>5.904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788">
                <text:p>294.00000788</text:p>
              </table:table-cell>
              <table:table-cell office:value-type="float" office:value="6.130381">
                <text:p>6.130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788">
                <text:p>297.00000788</text:p>
              </table:table-cell>
              <table:table-cell office:value-type="float" office:value="5.948746">
                <text:p>5.948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788">
                <text:p>300.00000788</text:p>
              </table:table-cell>
              <table:table-cell office:value-type="float" office:value="5.942106">
                <text:p>5.94210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